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AsyncExecutionAspectTests.voidMethodInAsyncClassGetsRoutedAsynchronous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AsyncExecutionAspectTests.syncMethodGetsRoutedSynchronous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WithAsyncAnnotation.incrementReturningA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WithAsyncAnnotation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syncExecutionAspectTests.exceptionHandlerNeverThrowsUnexpec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WithQualifiedAsyncMethods.default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ithQualifiedAsyncMethods.e1Other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syncExecutionAspectTests.qualifiedAsyncMethodsAreRoutedToCorrect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ionAsyncExecutionAspectTests.exceptionHandler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notationAsyncExecutionAspec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ingExecutor.waitForComple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AsyncExecutionAspectTests.methodReturningFutureInAsyncClassGetsRoutedAsynchronouslyAndReturnsA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untingExecutor.submit( Callable &lt; T &gt;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WithQualifiedAsyncMethods.e1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ithoutAsyncAnnotation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ithoutAsyncAnnotation.increment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syncExecutionAspectTests.asyncMethodGetsRoutedAsynchronous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WithException.failWith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ithoutAsyncAnnotation.incrementReturningA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AsyncExecutionAspectTests.asyncMethodReturningFutureGetsRoutedAsynchronouslyAndReturnsA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